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bfcb" officeooo:paragraph-rsid="0014bfcb"/>
    </style:style>
    <style:style style:name="P2" style:family="paragraph" style:parent-style-name="Standard">
      <style:text-properties fo:font-weight="bold" officeooo:rsid="006f2de6" officeooo:paragraph-rsid="006f2de6" style:font-weight-asian="bold" style:font-weight-complex="bold"/>
    </style:style>
    <style:style style:name="P3" style:family="paragraph" style:parent-style-name="Standard">
      <style:text-properties fo:font-weight="bold" officeooo:rsid="00773e0d" officeooo:paragraph-rsid="00773e0d" style:font-weight-asian="bold" style:font-weight-complex="bold"/>
    </style:style>
    <style:style style:name="P4" style:family="paragraph" style:parent-style-name="Standard">
      <style:text-properties fo:font-weight="bold" officeooo:rsid="00773e0d" officeooo:paragraph-rsid="008630fd" style:font-weight-asian="bold" style:font-weight-complex="bold"/>
    </style:style>
    <style:style style:name="P5" style:family="paragraph" style:parent-style-name="Standard">
      <style:text-properties fo:font-weight="normal" officeooo:rsid="006f2de6" officeooo:paragraph-rsid="006f2de6" style:font-weight-asian="normal" style:font-weight-complex="normal"/>
    </style:style>
    <style:style style:name="P6" style:family="paragraph" style:parent-style-name="Standard">
      <style:text-properties fo:font-weight="normal" officeooo:rsid="0070e489" officeooo:paragraph-rsid="0070e489" style:font-weight-asian="normal" style:font-weight-complex="normal"/>
    </style:style>
    <style:style style:name="P7" style:family="paragraph" style:parent-style-name="Standard">
      <style:text-properties fo:font-weight="normal" officeooo:rsid="00721323" officeooo:paragraph-rsid="00721323" style:font-weight-asian="normal" style:font-weight-complex="normal"/>
    </style:style>
    <style:style style:name="P8" style:family="paragraph" style:parent-style-name="Standard">
      <style:text-properties fo:font-weight="normal" officeooo:rsid="00773e0d" officeooo:paragraph-rsid="00773e0d" style:font-weight-asian="normal" style:font-weight-complex="normal"/>
    </style:style>
    <style:style style:name="P9" style:family="paragraph" style:parent-style-name="Standard">
      <style:text-properties fo:font-weight="normal" officeooo:rsid="007a64eb" officeooo:paragraph-rsid="007a64eb" style:font-weight-asian="normal" style:font-weight-complex="normal"/>
    </style:style>
    <style:style style:name="P10" style:family="paragraph" style:parent-style-name="Standard">
      <style:text-properties fo:font-weight="normal" officeooo:rsid="00810077" officeooo:paragraph-rsid="00810077" style:font-weight-asian="normal" style:font-weight-complex="normal"/>
    </style:style>
    <style:style style:name="P11" style:family="paragraph" style:parent-style-name="Standard">
      <style:text-properties fo:font-weight="normal" officeooo:rsid="0084c5c4" officeooo:paragraph-rsid="0084c5c4" style:font-weight-asian="normal" style:font-weight-complex="normal"/>
    </style:style>
    <style:style style:name="P12" style:family="paragraph" style:parent-style-name="Standard">
      <style:text-properties fo:font-weight="normal" officeooo:rsid="0084c5c4" officeooo:paragraph-rsid="0089f4c1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4pt" fo:font-weight="bold" officeooo:rsid="006d3397" officeooo:paragraph-rsid="006d3397" style:font-size-asian="14pt" style:font-weight-asian="bold" style:font-size-complex="14pt" style:font-weight-complex="bold"/>
    </style:style>
    <style:style style:name="P14" style:family="paragraph" style:parent-style-name="Standard">
      <style:text-properties officeooo:paragraph-rsid="007b59be"/>
    </style:style>
    <style:style style:name="P15" style:family="paragraph" style:parent-style-name="Standard">
      <style:text-properties officeooo:paragraph-rsid="007daa34"/>
    </style:style>
    <style:style style:name="P16" style:family="paragraph" style:parent-style-name="Standard">
      <style:text-properties officeooo:rsid="00810077" officeooo:paragraph-rsid="00810077"/>
    </style:style>
    <style:style style:name="P17" style:family="paragraph" style:parent-style-name="Standard">
      <style:text-properties officeooo:paragraph-rsid="0088f881"/>
    </style:style>
    <style:style style:name="P18" style:family="paragraph" style:parent-style-name="Standard">
      <style:text-properties officeooo:rsid="0089f4c1" officeooo:paragraph-rsid="0089f4c1"/>
    </style:style>
    <style:style style:name="P19" style:family="paragraph" style:parent-style-name="Standard">
      <style:text-properties officeooo:rsid="0090660a" officeooo:paragraph-rsid="0089f4c1"/>
    </style:style>
    <style:style style:name="P20" style:family="paragraph" style:parent-style-name="Standard">
      <style:text-properties officeooo:rsid="00914f4e" officeooo:paragraph-rsid="00914f4e"/>
    </style:style>
    <style:style style:name="P21" style:family="paragraph" style:parent-style-name="Standard">
      <style:text-properties officeooo:rsid="0096c666" officeooo:paragraph-rsid="0096c666"/>
    </style:style>
    <style:style style:name="P22" style:family="paragraph" style:parent-style-name="Standard">
      <style:text-properties officeooo:paragraph-rsid="009746f7"/>
    </style:style>
    <style:style style:name="P23" style:family="paragraph" style:parent-style-name="Standard">
      <style:text-properties officeooo:rsid="0098c389" officeooo:paragraph-rsid="0098c389"/>
    </style:style>
    <style:style style:name="P24" style:family="paragraph" style:parent-style-name="Preformatted_20_Text">
      <style:text-properties officeooo:rsid="0089f4c1" officeooo:paragraph-rsid="0089f4c1"/>
    </style:style>
    <style:style style:name="P25" style:family="paragraph" style:parent-style-name="Standard">
      <style:paragraph-properties fo:text-align="center" style:justify-single-word="false"/>
      <style:text-properties fo:font-weight="bold" officeooo:rsid="00a032b4" officeooo:paragraph-rsid="00a032b4" style:font-weight-asian="bold" style:font-weight-complex="bold"/>
    </style:style>
    <style:style style:name="P26" style:family="paragraph" style:parent-style-name="Standard">
      <style:text-properties fo:font-weight="normal" officeooo:rsid="00773e0d" officeooo:paragraph-rsid="00773e0d" style:font-weight-asian="normal" style:font-weight-complex="normal"/>
    </style:style>
    <style:style style:name="P27" style:family="paragraph" style:parent-style-name="Standard">
      <style:text-properties fo:font-weight="normal" officeooo:rsid="00a405f4" officeooo:paragraph-rsid="00a405f4" style:font-weight-asian="normal" style:font-weight-complex="normal"/>
    </style:style>
    <style:style style:name="P28" style:family="paragraph" style:parent-style-name="Standard">
      <style:text-properties officeooo:paragraph-rsid="00a405f4"/>
    </style:style>
    <style:style style:name="T1" style:family="text">
      <style:text-properties officeooo:rsid="0070e48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721323"/>
    </style:style>
    <style:style style:name="T4" style:family="text">
      <style:text-properties officeooo:rsid="0073f698"/>
    </style:style>
    <style:style style:name="T5" style:family="text">
      <style:text-properties officeooo:rsid="0077e532"/>
    </style:style>
    <style:style style:name="T6" style:family="text">
      <style:text-properties officeooo:rsid="0078e5cf"/>
    </style:style>
    <style:style style:name="T7" style:family="text">
      <style:text-properties officeooo:rsid="007c0a4d"/>
    </style:style>
    <style:style style:name="T8" style:family="text">
      <style:text-properties fo:font-weight="normal" officeooo:rsid="007b59be" style:font-weight-asian="normal" style:font-weight-complex="normal"/>
    </style:style>
    <style:style style:name="T9" style:family="text">
      <style:text-properties fo:font-weight="normal" officeooo:rsid="007daa34" style:font-weight-asian="normal" style:font-weight-complex="normal"/>
    </style:style>
    <style:style style:name="T10" style:family="text">
      <style:text-properties fo:font-weight="normal" officeooo:rsid="0088f881" style:font-weight-asian="normal" style:font-weight-complex="normal"/>
    </style:style>
    <style:style style:name="T11" style:family="text">
      <style:text-properties fo:font-weight="normal" officeooo:rsid="00773e0d" style:font-weight-asian="normal" style:font-weight-complex="normal"/>
    </style:style>
    <style:style style:name="T12" style:family="text">
      <style:text-properties fo:font-weight="normal" officeooo:rsid="00a405f4" style:font-weight-asian="normal" style:font-weight-complex="normal"/>
    </style:style>
    <style:style style:name="T13" style:family="text">
      <style:text-properties officeooo:rsid="008260fe"/>
    </style:style>
    <style:style style:name="T14" style:family="text">
      <style:text-properties officeooo:rsid="0085718a"/>
    </style:style>
    <style:style style:name="T15" style:family="text">
      <style:text-properties officeooo:rsid="0085a20d"/>
    </style:style>
    <style:style style:name="T16" style:family="text">
      <style:text-properties officeooo:rsid="008630fd"/>
    </style:style>
    <style:style style:name="T17" style:family="text">
      <style:text-properties officeooo:rsid="00903ff1"/>
    </style:style>
    <style:style style:name="T18" style:family="text">
      <style:text-properties officeooo:rsid="0094d6be"/>
    </style:style>
    <style:style style:name="T19" style:family="text">
      <style:text-properties officeooo:rsid="009746f7"/>
    </style:style>
    <style:style style:name="T20" style:family="text">
      <style:text-properties officeooo:rsid="00a405f4"/>
    </style:style>
    <style:style style:name="T21" style:family="text">
      <style:text-properties officeooo:rsid="00a57e87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a57e87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Documentation</text:p>
      <text:p text:style-name="P25">DetectorPi</text:p>
      <text:p text:style-name="P1"/>
      <text:p text:style-name="P2">0. Tools</text:p>
      <text:p text:style-name="P5">0.1. Hardware</text:p>
      <text:p text:style-name="P5"><text:span text:style-name="T1">+ </text:span>RasberryPi 4 Model B <text:span text:style-name="T13">(RPi)</text:span></text:p>
      <text:p text:style-name="P5"><text:span text:style-name="T1">+ </text:span>microSD Card 15 GB</text:p>
      <text:p text:style-name="P5"><text:span text:style-name="T1">+ </text:span>Google Edge TPU USB Accelerator. <text:span text:style-name="T6">Datasheet: </text:span><text:a xlink:type="simple" xlink:href="https://coral.ai/docs/accelerator/datasheet/" text:style-name="Internet_20_link" text:visited-style-name="Visited_20_Internet_20_Link"><text:span text:style-name="T6">https://coral.ai/docs/accelerator/datasheet/</text:span></text:a><text:span text:style-name="T6"> </text:span></text:p>
      <text:p text:style-name="P5"><text:span text:style-name="T1">+ </text:span>5M USB Retractable Clip 120 Degrees WebCam Web Wide-angle Camera Laptop U7 Mini <text:span text:style-name="T2">or</text:span> Raspi Camera</text:p>
      <text:p text:style-name="P5"/>
      <text:p text:style-name="P6">0.2. <text:span text:style-name="T3">Tested </text:span>Software</text:p>
      <text:p text:style-name="P6">+ OS Raspbian <text:span text:style-name="T4">10 (Buster), install on RPi<text:line-break/>+ PyTorch </text:span></text:p>
      <text:p text:style-name="P9">+ Python min. ver. 3.5</text:p>
      <text:p text:style-name="P7"/>
      <text:p text:style-name="P3">1. Get started <text:span text:style-name="T15">(Run inference with Python)</text:span></text:p>
      <text:p text:style-name="P8">URL: </text:p>
      <text:p text:style-name="P8"/>
      <text:p text:style-name="P8"/>
      <text:p text:style-name="P8"/>
      <text:p text:style-name="P27"><text:span text:style-name="T22">Reference</text:span><text:span text:style-name="T23">s</text:span>:</text:p>
      <text:p text:style-name="P28"><text:span text:style-name="T12">+ </text:span><text:bookmark text:name="d37d"/>A Step by Step guide to installing PyTorch in Raspberry Pi: <text:a xlink:type="simple" xlink:href="https://medium.com/secure-and-private-ai-writing-challenge/a-step-by-step-guide-to-installing-pytorch-in-raspberry-pi-a1491bb80531" text:style-name="Internet_20_link" text:visited-style-name="Visited_20_Internet_20_Link">https://medium.com/secure-and-private-ai-writing-challenge/a-step-by-step-guide-to-installing-pytorch-in-raspberry-pi-a1491bb80531</text:a> <text:span text:style-name="T20">[2019-08-17]</text:span></text:p>
      <text:p text:style-name="P28"><text:span text:style-name="T20">+ </text:span><text:bookmark text:name="8be5"/>Quick setup instructions for installing PyTorch and fastai on Raspberry Pi 4: <text:a xlink:type="simple" xlink:href="https://medium.com/analytics-vidhya/quick-setup-instructions-for-installing-pytorch-and-fastai-on-raspberry-pi-4-5ffbe45e0ae3" text:style-name="Internet_20_link" text:visited-style-name="Visited_20_Internet_20_Link">https://medium.com/analytics-vidhya/quick-setup-instructions-for-installing-pytorch-and-fastai-on-raspberry-pi-4-5ffbe45e0ae3</text:a> <text:span text:style-name="T20">[2020-04-04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2T08:28:38.708181023</meta:creation-date>
    <dc:date>2021-01-11T11:27:59.156349952</dc:date>
    <meta:editing-duration>PT16H20M51S</meta:editing-duration>
    <meta:editing-cycles>116</meta:editing-cycles>
    <meta:generator>LibreOffice/6.0.7.3$Linux_X86_64 LibreOffice_project/00m0$Build-3</meta:generator>
    <meta:document-statistic meta:table-count="0" meta:image-count="0" meta:object-count="0" meta:page-count="1" meta:paragraph-count="16" meta:word-count="98" meta:character-count="855" meta:non-whitespace-character-count="770"/>
  </office:meta>
</office:document-meta>
</file>